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style>
    <style:style style:name="P4" style:family="paragraph" style:parent-style-name="Text_20_body" style:list-style-name="L1"/>
    <style:style style:name="P5" style:family="paragraph" style:parent-style-name="Text_20_body">
      <style:text-properties fo:font-size="16pt" fo:font-weight="bold" style:font-size-asian="16pt" style:font-weight-asian="bold" style:font-size-complex="16pt" style:font-weight-complex="bold"/>
    </style:style>
    <style:style style:name="P6" style:family="paragraph" style:parent-style-name="Text_20_body" style:list-style-name="L1">
      <style:paragraph-properties fo:margin-top="0in" fo:margin-bottom="0in"/>
    </style:style>
    <style:style style:name="T1" style:family="text">
      <style:text-properties fo:font-weight="bold" style:font-weight-asian="bold" style:font-weight-complex="bold"/>
    </style:style>
    <style:style style:name="T2" style:family="text">
      <style:text-properties fo:font-size="16pt" fo:font-weight="bold" style:font-size-asian="16pt" style:font-weight-asian="bold" style:font-size-complex="16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Inventory</text:p>
      <text:p text:style-name="Standard"/>
      <text:p text:style-name="Standard"><text:s text:c="4"/>Alla .o filer borde hamna i en egen mapp så det inte blir så stökigt</text:p>
      <text:p text:style-name="Standard"/>
      <text:p text:style-name="Standard"><text:s text:c="4"/>Använd medlemspekare istället för statiska funktionspekare</text:p>
      <text:p text:style-name="Standard"/>
      <text:p text:style-name="Standard"><text:s text:c="4"/>Förslag: Låt varje environment innehålla en lista över Exit-objekt, där ett Exit-objekt innehåller typ "direction", "new_environment*", "locked", "symmetric_lock" och "unlocking_item". Kanske även någon liten beskrivning av utgången och ett eventuellt lås. På det här viset kan vi implementera icke-symmetriska lås, t.ex. dörrar som gått i baklås. </text:p>
      <text:p text:style-name="Standard"/>
      <text:p text:style-name="Standard">Dessutom tror jag det blir lättare att hålla rätt på pekarna, jämfört med att varje Exit ska innehålla ett par av utgångar. Moment 22-problemet kvarstår dock <text:s/>med instansiering av Environments; för att skapa en miljö med utgångar måste man först ha skapat en annan miljö. Det kan dock lösas genom att först skapa miljöerna och sedan lägga till utgångar genom add_exit eller dylikt. </text:p>
      <text:p text:style-name="Standard"/>
      <text:p text:style-name="Standard">Låter finfint :) DONE</text:p>
      <text:p text:style-name="Standard"><text:s text:c="4"/>Funkar det med private på instances i Object och Actor?</text:p>
      <text:p text:style-name="Standard"><text:s text:c="4"/>Stoppa in player i environmenten han är i DONE</text:p>
      <text:p text:style-name="Standard"></text:p>
      <text:p text:style-name="Standard">Storyn kan vara som starwars, man är anakin osv</text:p>
      <text:p text:style-name="Standard">Så målet med spelet är att bara slakta alla som finns, som anakin gör i jedi-templet i Episode III</text:p>
      <text:p text:style-name="Standard"><text:s text:c="4"/></text:p>
      <text:p text:style-name="Standard">Ett förslag är att när det händer saker i ett rum så är det någon "global" metod som hanterar vad som händer, så man kan dissa det om det händer saker i ett rum som man inte är i</text:p>
      <text:p text:style-name="Standard"/>
      <text:p text:style-name="Standard">Diskutera format på sparfiler samt kartor (3.2 och 3.3)</text:p>
      <text:p text:style-name="Standard"/>
      <text:p text:style-name="Standard">En fight kan instansiera en speciell miljö utan exits, så registrerar man samtidigt ett nytt kommando till terminalen som kan vara typ "fight" (så man kan välja vapen osv)</text:p>
      <text:p text:style-name="Standard"/>
      <text:p text:style-name="Standard">Låta Inside ta emot Environments-pekare som tidigare och automatiskt skapa standard-exits till dessa.</text:p>
      <text:p text:style-name="Standard"/>
      <text:p text:style-name="Standard">Se över Environment::description(). Skriva till stdout eller returnera sträng?</text:p>
      <text:p text:style-name="Standard"/>
      <text:p text:style-name="Standard">Fixa låsmekanismen på Exits.</text:p>
      <text:p text:style-name="Standard"/>
      <text:p text:style-name="Standard">Skapa PairExit som returnerar olika get_outfall beroende på vilket av de två rummen man står i, o.s.v.</text:p>
      <text:p text:style-name="Standard"/>
      <text:p text:style-name="Standard">Se över Segmentation Fault när man dör.</text:p>
      <text:p text:style-name="Standard"/>
      <text:p text:style-name="Standard">Se till så man måste läsa upp en dörr för att komma till evil lair (för att behöva använda nyckel för att klara spelet, light saber får INTE ligga i det låsta rummet :D)</text:p>
      <text:p text:style-name="Standard"/>
      <text:p text:style-name="Standard"><text:span text:style-name="T1">stringtoint()</text:span> måste hantera fel</text:p>
      <text:p text:style-name="Standard"></text:p>
      <text:p text:style-name="P2">Rules to conform to Objects</text:p>
      <text:p text:style-name="Standard"></text:p>
      <text:p text:style-name="Standard">-- Objects should always be owned by exactly one of the following.</text:p>
      <text:p text:style-name="Standard"></text:p>
      <text:p text:style-name="Standard"><text:soft-page-break/><text:s text:c="4"/>An Environment</text:p>
      <text:p text:style-name="Standard"><text:s text:c="4"/>A Container</text:p>
      <text:p text:style-name="Standard"><text:s text:c="4"/>An Actor</text:p>
      <text:p text:style-name="Standard"></text:p>
      <text:p text:style-name="Standard">In that way it is easier to make sure no objects are causing memory leaks or unexpected null references. We are thereby implementing the ownership semantics from auto_ptr; there is always exactly one object owning another object.</text:p>
      <text:p text:style-name="Standard"><text:s/></text:p>
      <text:p text:style-name="Standard">-- If an object is to be deleted, only the owning object is allowed to do that and is also responsible for removing the pointer to that object.</text:p>
      <text:p text:style-name="Standard"></text:p>
      <text:p text:style-name="Standard"><text:s text:c="16"/>-----------------------</text:p>
      <text:p text:style-name="Standard">actor : vampire,vampire_factory,troll,Human(wizard,player)</text:p>
      <text:p text:style-name="Standard">environment : Inside(Room,evil_lair),Outside <text:tab/><text:tab/></text:p>
      <text:p text:style-name="Standard">object : container(bag),food,key</text:p>
      <text:p text:style-name="Standard"><text:tab/><text:tab/><text:tab/></text:p>
      <text:p text:style-name="Standard">game<text:tab/><text:tab/><text:tab/> </text:p>
      <text:p text:style-name="Standard">game_commands </text:p>
      <text:p text:style-name="Standard">exit -&gt; are used in environment to allow actors travelling<text:tab/><text:tab/><text:tab/></text:p>
      <text:p text:style-name="Standard">terminal </text:p>
      <text:p text:style-name="Standard">weapon : light_saber,wand,default_weapon <text:tab/><text:tab/><text:tab/></text:p>
      <text:p text:style-name="Standard">bad_format<text:tab/><text:tab/><text:tab/></text:p>
      <text:p text:style-name="Standard"><text:tab/><text:tab/><text:tab/></text:p>
      <text:p text:style-name="Standard"></text:p>
      <text:p text:style-name="Standard">==================================================================</text:p>
      <text:p text:style-name="Standard"></text:p>
      <text:p text:style-name="Standard">Actor : Wolf(CrazyWolf),Human(OldMan,Player) </text:p>
      <text:p text:style-name="Standard">Object :Firewood,Backpack,Container,Key,Weapon(Sword)</text:p>
      <text:p text:style-name="Standard">Place : OutdoorPlace(House,Woods,Portal)</text:p>
      <text:p text:style-name="Standard"></text:p>
      <text:p text:style-name="Standard">Map</text:p>
      <text:p text:style-name="Standard">Direction/DirectionSet</text:p>
      <text:p text:style-name="Standard">Controller</text:p>
      <text:p text:style-name="Standard">Loader </text:p>
      <text:p text:style-name="Standard"></text:p>
      <text:p text:style-name="Standard"></text:p>
      <text:p text:style-name="Standard"><text:span text:style-name="T2">Doxygen</text:span></text:p>
      <text:p text:style-name="Standard">Generate documentation from source code</text:p>
      <text:p text:style-name="Text_20_body">Doxygen is the de facto standard tool for generating documentation from annotated C++ sources, but it also supports other popular programming languages such as C, Objective-C, C#, PHP, Java, Python, IDL (Corba, Microsoft, and UNO/OpenOffice flavors), Fortran, VHDL, Tcl, and to some extent D.</text:p>
      <text:p text:style-name="Text_20_body">Doxygen can help you in three ways: </text:p>
      <text:list xml:id="list1143697960" text:style-name="L1">
        <text:list-item>
          <text:p text:style-name="P6">It can generate an on-line documentation browser (in HTML) and/or an off-line reference manual (in <draw:frame draw:style-name="fr1" draw:name="graphics1" text:anchor-type="as-char" svg:width="0.3752in" svg:height="0.1563in" draw:z-index="0"><draw:image xlink:href="http://www.stack.nl/%7Edimitri/doxygen/form_0.png" xlink:type="simple" xlink:show="embed" xlink:actuate="onLoad"/><svg:title>$\mbox{\LaTeX}$</svg:title></draw:frame>) from a set of documented source files. There is also support for generating output in RTF (MS-Word), PostScript, hyperlinked PDF, compressed HTML, and Unix man pages. The documentation is extracted directly from the sources, which makes it much easier to keep the documentation consistent with the source code. </text:p>
        </text:list-item>
        <text:list-item>
          <text:p text:style-name="P6">You can <text:a xlink:type="simple" xlink:href="http://www.stack.nl/%7Edimitri/doxygen/manual/starting.html#extract_all">configure</text:a> doxygen to extract the code structure from undocumented source files. This is very useful to quickly find your way in large source distributions. Doxygen can also visualize the relations between the various elements by means of include dependency <text:soft-page-break/>graphs, inheritance diagrams, and collaboration diagrams, which are all generated automatically. </text:p>
        </text:list-item>
        <text:list-item>
          <text:p text:style-name="P4">You can also use doxygen for creating normal documentation (as I did for the doxygen user manual and web-site). </text:p>
        </text:list-item>
      </text:list>
      <text:p text:style-name="Text_20_body">Doxygen is developed under Mac OS X and Linux, but is set-up to be highly portable. As a result, it runs on most other Unix flavors as well. Furthermore, executables for Windows are availab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oft-page-break/>Text game example</text:p>
      <text:p text:style-name="Standard"/>
      <text:p text:style-name="P3"><draw:frame draw:style-name="fr1" draw:name="graphics2" text:anchor-type="as-char" svg:width="4.8543in" svg:height="7.2083in" draw:z-index="1"><draw:image xlink:href="http://2.bp.blogspot.com/-aqBD3-QjPUE/UJ6pdCRx2rI/AAAAAAAAAPU/iM174YPQQug/s1600/game_map.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cham Mohamad</meta:initial-creator>
    <meta:creation-date>2013-11-04T10:38:02</meta:creation-date>
    <dc:date>2013-11-04T12:26:07</dc:date>
    <dc:creator>Hicham Mohamad</dc:creator>
    <meta:editing-duration>PT1H37M33S</meta:editing-duration>
    <meta:editing-cycles>6</meta:editing-cycles>
    <meta:generator>LibreOffice/3.5$Linux_X86_64 LibreOffice_project/350m1$Build-2</meta:generator>
    <meta:document-statistic meta:table-count="0" meta:image-count="2" meta:object-count="0" meta:page-count="4" meta:paragraph-count="70" meta:word-count="707" meta:character-count="4753" meta:non-whitespace-character-count="3934"/>
  </office:meta>
</office:document-meta>
</file>